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2" style:family="graphic" style:parent-style-name="standard">
      <style:graphic-properties draw:stroke="none" draw:fill="none" draw:fill-color="#bbe0e3" draw:textarea-horizontal-align="justify" draw:textarea-vertical-align="bottom" draw:auto-grow-height="false" fo:min-height="0.798cm" fo:min-width="22.393cm" fo:padding-top="0cm" fo:padding-bottom="0cm" fo:padding-left="0cm" fo:padding-right="0cm" fo:wrap-option="wrap" draw:shadow-color="#808080"/>
    </style:style>
    <style:style style:name="gr3" style:family="graphic" style:parent-style-name="standard" style:list-style-name="L2">
      <style:graphic-properties draw:stroke="none" draw:fill="none" draw:fill-color="#bbe0e3" draw:textarea-horizontal-align="justify" draw:textarea-vertical-align="bottom" draw:auto-grow-height="false" fo:min-height="2.399cm" fo:min-width="15.805cm" fo:padding-top="0cm" fo:padding-bottom="0cm" fo:padding-left="0cm" fo:padding-right="0cm" fo:wrap-option="wrap" draw:shadow-color="#808080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fo:min-height="11.42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P3" style:family="paragraph">
      <style:paragraph-properties fo:margin-left="0cm" fo:margin-right="0cm" fo:line-height="100%" fo:text-indent="0cm"/>
    </style:style>
    <style:style style:name="P4" style:family="paragraph">
      <loext:graphic-properties draw:fill="none" draw:fill-color="#bbe0e3"/>
      <style:paragraph-properties fo:margin-left="0cm" fo:margin-right="0cm" fo:line-height="100%" fo:text-indent="0cm" style:writing-mode="lr-tb" style:font-independent-line-spacing="true"/>
    </style:style>
    <style:style style:name="P5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ffff" style:font-name="Tahoma" fo:font-size="24pt" fo:font-weight="bold" style:font-size-asian="24pt" style:font-weight-asian="bold" style:font-size-complex="24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body>
    <office:presentation>
      <draw:page draw:name="Folie 1" draw:style-name="dp1" draw:master-page-name="Standard" presentation:presentation-page-layout-name="AL1T0">
        <draw:custom-shape draw:style-name="gr1" draw:text-style-name="P2" draw:layer="layout" svg:width="22.393cm" svg:height="0.677cm" svg:x="0.798cm" svg:y="4.198cm">
          <text:list text:style-name="L1">
            <text:list-header>
              <text:p text:style-name="P1"><text:span text:style-name="T1">TOD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2.393cm" svg:height="0.798cm" svg:x="0.798cm" svg:y="16.594cm">
          <text:list text:style-name="L1">
            <text:list-header>
              <text:p text:style-name="P1"><text:span text:style-name="T2">Data Science SS19 (Text Mining) – Group B (Salous, R. / Brechmann, L. / Petersen, T.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15.805cm" svg:height="2.399cm" svg:x="0.798cm" svg:y="0.401cm">
          <text:list text:style-name="L2">
            <text:list-header>
              <text:p text:style-name="P3"><text:span text:style-name="T3">TOD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1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•">
            <style:list-level-properties text:min-label-width="0.899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199cm" text:min-label-width="0.75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398cm" text:min-label-width="0.6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598cm" text:min-label-width="0.6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02cm" text:min-label-width="0.599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02cm" text:min-label-width="0.599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4.802cm" text:min-label-width="0.599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4.802cm" text:min-label-width="0.599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4.802cm" text:min-label-width="0.599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4.802cm" text:min-label-width="0.599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font-independent-line-spacing="true">
        <style:tab-stops>
          <style:tab-stop style:position="1.499cm"/>
          <style:tab-stop style:position="3.898cm"/>
          <style:tab-stop style:position="6.297cm"/>
          <style:tab-stop style:position="8.695cm"/>
          <style:tab-stop style:position="11.094cm"/>
          <style:tab-stop style:position="13.493cm"/>
          <style:tab-stop style:position="15.892cm"/>
          <style:tab-stop style:position="18.291cm"/>
          <style:tab-stop style:position="20.69cm"/>
          <style:tab-stop style:position="23.089cm"/>
          <style:tab-stop style:position="25.488cm"/>
          <style:tab-stop style:position="27.8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0pt" style:font-style-asian="normal" style:font-weight-asian="normal" style:font-name-complex="Lohit Devanagari" style:font-family-complex="'Lohit Devanagar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»">
            <style:list-level-properties text:space-before="4.802cm" text:min-label-width="0.599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199cm" text:min-label-width="0.75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398cm" text:min-label-width="0.6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598cm" text:min-label-width="0.6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02cm" text:min-label-width="0.599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02cm" text:min-label-width="0.599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4.802cm" text:min-label-width="0.599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4.802cm" text:min-label-width="0.599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4.802cm" text:min-label-width="0.599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4.802cm" text:min-label-width="0.599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 style:font-independent-line-spacing="true">
        <style:tab-stops>
          <style:tab-stop style:position="0.449cm"/>
          <style:tab-stop style:position="2.848cm"/>
          <style:tab-stop style:position="5.247cm"/>
          <style:tab-stop style:position="7.646cm"/>
          <style:tab-stop style:position="10.045cm"/>
          <style:tab-stop style:position="12.444cm"/>
          <style:tab-stop style:position="14.843cm"/>
          <style:tab-stop style:position="17.242cm"/>
          <style:tab-stop style:position="19.64cm"/>
          <style:tab-stop style:position="22.039cm"/>
          <style:tab-stop style:position="24.438cm"/>
          <style:tab-stop style:position="26.83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02cm" fo:margin-bottom="0cm" fo:line-height="100%" fo:text-align="start" fo:text-indent="0cm" style:punctuation-wrap="hanging" style:line-break="strict" style:font-independent-line-spacing="true">
        <style:tab-stops>
          <style:tab-stop style:position="1.799cm"/>
          <style:tab-stop style:position="4.198cm"/>
          <style:tab-stop style:position="6.596cm"/>
          <style:tab-stop style:position="8.995cm"/>
          <style:tab-stop style:position="11.394cm"/>
          <style:tab-stop style:position="13.793cm"/>
          <style:tab-stop style:position="16.192cm"/>
          <style:tab-stop style:position="18.591cm"/>
          <style:tab-stop style:position="20.99cm"/>
          <style:tab-stop style:position="23.389cm"/>
          <style:tab-stop style:position="25.788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67cm" fo:margin-bottom="0cm" fo:line-height="100%" fo:text-align="start" fo:text-indent="0cm" style:punctuation-wrap="hanging" style:line-break="strict" style:font-independent-line-spacing="true">
        <style:tab-stops>
          <style:tab-stop style:position="0.599cm"/>
          <style:tab-stop style:position="2.998cm"/>
          <style:tab-stop style:position="5.397cm"/>
          <style:tab-stop style:position="7.796cm"/>
          <style:tab-stop style:position="10.195cm"/>
          <style:tab-stop style:position="12.594cm"/>
          <style:tab-stop style:position="14.993cm"/>
          <style:tab-stop style:position="17.391cm"/>
          <style:tab-stop style:position="19.79cm"/>
          <style:tab-stop style:position="22.189cm"/>
          <style:tab-stop style:position="24.588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67cm" fo:margin-bottom="0cm" fo:line-height="100%" fo:text-align="start" fo:text-indent="0cm" style:punctuation-wrap="hanging" style:line-break="strict" style:font-independent-line-spacing="true">
        <style:tab-stops>
          <style:tab-stop style:position="1.794cm"/>
          <style:tab-stop style:position="4.193cm"/>
          <style:tab-stop style:position="6.592cm"/>
          <style:tab-stop style:position="8.991cm"/>
          <style:tab-stop style:position="11.39cm"/>
          <style:tab-stop style:position="13.789cm"/>
          <style:tab-stop style:position="16.188cm"/>
          <style:tab-stop style:position="18.586cm"/>
          <style:tab-stop style:position="20.985cm"/>
          <style:tab-stop style:position="23.38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67cm" fo:margin-bottom="0cm" fo:line-height="100%" fo:text-align="start" fo:text-indent="0cm" style:punctuation-wrap="hanging" style:line-break="strict" style:font-independent-line-spacing="true">
        <style:tab-stops>
          <style:tab-stop style:position="1.794cm"/>
          <style:tab-stop style:position="4.193cm"/>
          <style:tab-stop style:position="6.592cm"/>
          <style:tab-stop style:position="8.991cm"/>
          <style:tab-stop style:position="11.39cm"/>
          <style:tab-stop style:position="13.789cm"/>
          <style:tab-stop style:position="16.188cm"/>
          <style:tab-stop style:position="18.586cm"/>
          <style:tab-stop style:position="20.985cm"/>
          <style:tab-stop style:position="23.38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67cm" fo:margin-bottom="0cm" fo:line-height="100%" fo:text-align="start" fo:text-indent="0cm" style:punctuation-wrap="hanging" style:line-break="strict" style:font-independent-line-spacing="true">
        <style:tab-stops>
          <style:tab-stop style:position="1.794cm"/>
          <style:tab-stop style:position="4.193cm"/>
          <style:tab-stop style:position="6.592cm"/>
          <style:tab-stop style:position="8.991cm"/>
          <style:tab-stop style:position="11.39cm"/>
          <style:tab-stop style:position="13.789cm"/>
          <style:tab-stop style:position="16.188cm"/>
          <style:tab-stop style:position="18.586cm"/>
          <style:tab-stop style:position="20.985cm"/>
          <style:tab-stop style:position="23.38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67cm" fo:margin-bottom="0cm" fo:line-height="100%" fo:text-align="start" fo:text-indent="0cm" style:punctuation-wrap="hanging" style:line-break="strict" style:font-independent-line-spacing="true">
        <style:tab-stops>
          <style:tab-stop style:position="1.794cm"/>
          <style:tab-stop style:position="4.193cm"/>
          <style:tab-stop style:position="6.592cm"/>
          <style:tab-stop style:position="8.991cm"/>
          <style:tab-stop style:position="11.39cm"/>
          <style:tab-stop style:position="13.789cm"/>
          <style:tab-stop style:position="16.188cm"/>
          <style:tab-stop style:position="18.586cm"/>
          <style:tab-stop style:position="20.985cm"/>
          <style:tab-stop style:position="23.38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67cm" fo:margin-bottom="0cm" fo:line-height="100%" fo:text-align="start" fo:text-indent="0cm" style:punctuation-wrap="hanging" style:line-break="strict" style:font-independent-line-spacing="true">
        <style:tab-stops>
          <style:tab-stop style:position="1.794cm"/>
          <style:tab-stop style:position="4.193cm"/>
          <style:tab-stop style:position="6.592cm"/>
          <style:tab-stop style:position="8.991cm"/>
          <style:tab-stop style:position="11.39cm"/>
          <style:tab-stop style:position="13.789cm"/>
          <style:tab-stop style:position="16.188cm"/>
          <style:tab-stop style:position="18.586cm"/>
          <style:tab-stop style:position="20.985cm"/>
          <style:tab-stop style:position="23.38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199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398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598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02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02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4.802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4.802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4.802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4.802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398cm"/>
          <style:tab-stop style:position="4.797cm"/>
          <style:tab-stop style:position="7.196cm"/>
          <style:tab-stop style:position="9.595cm"/>
          <style:tab-stop style:position="11.994cm"/>
          <style:tab-stop style:position="14.393cm"/>
          <style:tab-stop style:position="16.792cm"/>
          <style:tab-stop style:position="19.191cm"/>
          <style:tab-stop style:position="21.59cm"/>
          <style:tab-stop style:position="23.988cm"/>
          <style:tab-stop style:position="26.387cm"/>
          <style:tab-stop style:position="28.78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0pt" style:font-style-asian="normal" style:font-weight-asian="normal" style:font-name-complex="Lohit Devanagari" style:font-family-complex="'Lohit Devanagar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398cm"/>
          <style:tab-stop style:position="4.797cm"/>
          <style:tab-stop style:position="7.196cm"/>
          <style:tab-stop style:position="9.595cm"/>
          <style:tab-stop style:position="11.994cm"/>
          <style:tab-stop style:position="14.393cm"/>
          <style:tab-stop style:position="16.792cm"/>
          <style:tab-stop style:position="19.191cm"/>
          <style:tab-stop style:position="21.59cm"/>
          <style:tab-stop style:position="23.988cm"/>
          <style:tab-stop style:position="26.387cm"/>
          <style:tab-stop style:position="28.78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2pt" style:font-style-asian="normal" style:font-weight-asian="normal" style:font-name-complex="Lohit Devanagari" style:font-family-complex="'Lohit Devanagari'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4cm" fo:page-height="1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003d86" draw:textarea-horizontal-align="left" draw:textarea-vertical-align="middle" draw:auto-grow-height="false" fo:min-height="2.941cm" fo:min-width="23.502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003d86" draw:textarea-horizontal-align="left" draw:textarea-vertical-align="middle" draw:auto-grow-height="false" fo:min-height="0.167cm" fo:min-width="0.801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000000" draw:opacity="100%" draw:textarea-horizontal-align="left" draw:textarea-vertical-align="middle" draw:auto-grow-height="false" fo:min-height="0.799cm" fo:min-width="2.6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fo:min-height="0.494cm" fo:min-width="0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fo:min-height="0.505cm" fo:min-width="0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fo:min-height="0.211cm" fo:min-width="0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fo:min-height="0.197cm" fo:min-width="0cm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fo:min-height="0.218cm" fo:min-width="0cm" fo:padding-top="0.13cm" fo:padding-bottom="0.13cm" fo:padding-left="0.25cm" fo:padding-right="0.25cm" fo:wrap-option="no-wrap" draw:shadow-color="#808080"/>
    </style:style>
    <style:style style:name="Mgr11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fo:min-height="0.789cm" fo:min-width="5.797cm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solid" draw:fill-color="#000000" draw:opacity="100%" draw:textarea-horizontal-align="left" draw:textarea-vertical-align="middle" draw:auto-grow-height="false" fo:min-height="0cm" fo:min-width="5.48cm" fo:padding-top="0.13cm" fo:padding-bottom="0.13cm" fo:padding-left="0.25cm" fo:padding-right="0.25cm" fo:wrap-option="no-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3d86"/>
      <style:paragraph-properties style:writing-mode="lr-tb" style:font-independent-line-spacing="true"/>
    </style:style>
    <style:style style:name="MP6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7" style:family="paragraph">
      <loext:graphic-properties draw:fill="solid" draw:fill-color="#ffffff" draw:opacity="100%"/>
      <style:paragraph-properties style:writing-mode="lr-tb" style:font-independent-line-spacing="tru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custom-shape draw:style-name="Mgr3" draw:text-style-name="MP5" draw:layer="backgroundobjects" svg:width="24.002cm" svg:height="3.201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1.301cm" svg:height="0.427cm" svg:x="22.789cm" svg:y="15.871cm">
        <text:p/>
        <draw:enhanced-geometry svg:viewBox="0 0 21600 21600" draw:type="rectangle" draw:enhanced-path="M 0 0 L 21600 0 21600 21600 0 21600 0 0 Z N"/>
      </draw:custom-shape>
      <draw:g>
        <draw:g>
          <draw:custom-shape draw:style-name="Mgr5" draw:text-style-name="MP6" draw:layer="backgroundobjects" svg:width="3.148cm" svg:height="1.059cm" svg:x="17.194cm" svg:y="0.498cm">
            <text:p/>
            <draw:enhanced-geometry svg:viewBox="0 0 6001 2022" draw:type="non-primitive" draw:enhanced-path="M 0 0  L 6000 0  L 6000 2021  L 0 2021  L 0 0  N"/>
          </draw:custom-shape>
          <draw:custom-shape draw:style-name="Mgr6" draw:text-style-name="MP7" draw:layer="backgroundobjects" svg:width="0.039cm" svg:height="0.754cm" svg:x="19.273cm" svg:y="0.498cm">
            <text:p/>
            <draw:enhanced-geometry svg:viewBox="0 0 81 1441" draw:type="non-primitive" draw:enhanced-path="M 0 0  L 80 0  L 80 1440  L 0 1440  L 0 0  N"/>
          </draw:custom-shape>
          <draw:custom-shape draw:style-name="Mgr7" draw:text-style-name="MP7" draw:layer="backgroundobjects" svg:width="0.039cm" svg:height="0.765cm" svg:x="18.221cm" svg:y="0.791cm">
            <text:p/>
            <draw:enhanced-geometry svg:viewBox="0 0 81 1462" draw:type="non-primitive" draw:enhanced-path="M 0 0  L 80 0  L 80 1461  L 0 1461  L 0 0  N"/>
          </draw:custom-shape>
          <draw:custom-shape draw:style-name="Mgr8" draw:text-style-name="MP7" draw:layer="backgroundobjects" svg:width="0.425cm" svg:height="0.471cm" svg:x="17.504cm" svg:y="0.784cm">
            <text:p/>
            <draw:enhanced-geometry svg:viewBox="0 0 818 902" draw:type="non-primitive" draw:enhanced-path="M 452 901  C 187 901 0 717 0 448  C 0 190 198 0 450 0  C 574 0 704 29 785 139  L 662 261  C 629 209 549 172 452 172  C 316 172 195 278 195 448  C 195 608 296 732 461 732  C 509 732 618 722 683 604  L 817 704  C 717 865 570 901 452 901  N"/>
          </draw:custom-shape>
          <draw:custom-shape draw:style-name="Mgr9" draw:text-style-name="MP7" draw:layer="backgroundobjects" svg:width="0.372cm" svg:height="0.457cm" svg:x="19.631cm" svg:y="0.796cm">
            <text:p/>
            <draw:enhanced-geometry svg:viewBox="0 0 714 876" draw:type="non-primitive" draw:enhanced-path="M 360 875  C 105 875 0 718 0 522  L 0 0  L 196 0  L 196 507  C 196 641 243 701 362 701  C 479 701 517 639 517 507  L 517 0  L 713 0  L 713 522  C 713 707 617 875 360 875  N"/>
          </draw:custom-shape>
          <draw:custom-shape draw:style-name="Mgr10" draw:text-style-name="MP7" draw:layer="backgroundobjects" svg:width="0.451cm" svg:height="0.478cm" svg:x="18.541cm" svg:y="0.77cm">
            <text:p/>
            <draw:enhanced-geometry svg:viewBox="0 0 864 918" draw:type="non-primitive" draw:enhanced-path="M 654 917  L 564 717  L 299 717  L 209 917  L 0 917  L 431 0  L 863 917  L 654 917  Z M 431 414  L 355 576  L 508 576  L 431 414  Z N"/>
          </draw:custom-shape>
        </draw:g>
        <draw:custom-shape draw:style-name="Mgr11" draw:text-style-name="MP7" draw:layer="backgroundobjects" svg:width="6.297cm" svg:height="1.049cm" svg:x="17.194cm" svg:y="1.548cm">
          <text:p/>
          <draw:enhanced-geometry svg:viewBox="0 0 12000 2001" draw:type="non-primitive" draw:enhanced-path="M 0 0  L 11999 0  L 11999 2000  L 0 2000  L 0 0  N"/>
        </draw:custom-shape>
        <draw:custom-shape draw:style-name="Mgr12" draw:text-style-name="MP6" draw:layer="backgroundobjects" svg:width="5.98cm" svg:height="0.238cm" svg:x="17.343cm" svg:y="2.205cm">
          <text:p/>
          <draw:enhanced-geometry svg:viewBox="0 0 11400 461" draw:type="non-primitive" draw:enhanced-path="M 11399 456  L 11399 401  L 11370 401  C 11344 401 11335 388 11335 364  L 11335 4  L 11271 4  L 11271 367  C 11271 415 11297 456 11359 456  L 11399 456  Z M 11113 269  L 10968 269  C 10969 249 10970 240 10976 225  C 10987 201 11010 185 11041 185  C 11071 185 11094 201 11104 225  C 11110 240 11112 249 11113 269  Z M 11177 314  L 11177 286  C 11177 194 11127 131 11041 131  C 10958 131 10904 191 10904 295  C 10904 418 10968 460 11049 460  C 11105 460 11136 443 11169 410  L 11128 371  C 11105 394 11086 404 11050 404  C 10997 404 10968 369 10968 314  L 11177 314  Z M 10821 134  L 10756 134  L 10756 456  L 10821 456  L 10821 134  Z M 10823 2  L 10754 2  L 10754 71  L 10823 71  L 10823 2  Z M 10676 456  L 10514 181  L 10661 4  L 10577 4  L 10392 232  L 10392 4  L 10324 4  L 10324 456  L 10392 456  L 10392 325  L 10468 234  L 10596 456  L 10676 456  Z M 10059 456  L 10059 134  L 9994 134  L 9994 331  C 9994 380 9963 402 9927 402  C 9891 402 9862 381 9862 331  L 9862 134  L 9798 134  L 9798 340  C 9798 376 9805 407 9830 431  C 9849 449 9876 460 9909 460  C 9942 460 9973 448 9995 424  L 9995 456  L 10059 456  Z M 9709 456  L 9709 399  L 9548 399  L 9709 186  L 9709 134  L 9478 134  L 9478 192  L 9629 192  L 9469 405  L 9469 456  L 9709 456  Z M 9269 456  L 9269 401  L 9242 401  C 9218 401 9207 387 9207 364  L 9207 190  L 9269 190  L 9269 140  L 9207 140  L 9207 42  L 9142 42  L 9142 140  L 9105 140  L 9105 190  L 9142 190  L 9142 367  C 9142 413 9170 456 9230 456  L 9269 456  Z M 8961 340  C 8961 363 8956 378 8947 388  C 8929 404 8911 406 8886 406  C 8846 406 8827 390 8827 361  C 8827 331 8847 314 8885 314  L 8961 314  L 8961 340  Z M 9025 456  L 9025 241  C 9025 168 8981 131 8893 131  C 8839 131 8807 141 8777 177  L 8820 217  C 8837 194 8854 186 8890 186  C 8940 186 8961 205 8961 246  L 8961 269  L 8875 269  C 8802 269 8764 308 8764 362  C 8764 389 8773 414 8790 431  C 8809 451 8836 460 8876 460  C 8916 460 8938 451 8962 427  L 8962 456  L 9025 456  Z M 8861 4  L 8802 4  L 8802 73  L 8861 73  L 8861 4  Z M 8998 4  L 8940 4  L 8940 73  L 8998 73  L 8998 4  Z M 8684 456  L 8684 401  L 8657 401  C 8633 401 8621 387 8621 364  L 8621 190  L 8684 190  L 8684 140  L 8621 140  L 8621 42  L 8557 42  L 8557 140  L 8520 140  L 8520 190  L 8557 190  L 8557 367  C 8557 413 8585 456 8645 456  L 8684 456  Z M 8437 134  L 8372 134  L 8372 456  L 8437 456  L 8437 134  Z M 8439 2  L 8370 2  L 8370 71  L 8439 71  L 8439 2  Z M 8271 358  C 8271 301 8235 272 8175 267  L 8124 263  C 8090 260 8080 245 8080 226  C 8080 202 8099 185 8138 185  C 8169 185 8197 191 8218 208  L 8258 167  C 8228 141 8187 131 8139 131  C 8072 131 8018 166 8018 229  C 8018 286 8053 313 8113 318  L 8164 322  C 8195 325 8207 339 8207 361  C 8207 391 8176 405 8137 405  C 8105 405 8070 398 8044 371  L 8002 414  C 8040 451 8084 460 8137 460  C 8214 460 8271 425 8271 358  Z M 7990 161  C 7967 139 7944 131 7913 131  C 7877 131 7844 147 7827 169  L 7827 134  L 7764 134  L 7764 456  L 7828 456  L 7828 261  C 7828 216 7858 188 7892 188  C 7915 188 7926 195 7941 210  L 7990 161  Z M 7604 269  L 7459 269  C 7460 249 7461 240 7468 225  C 7478 201 7501 185 7532 185  C 7562 185 7585 201 7595 225  C 7602 240 7604 249 7604 269  Z M 7668 314  L 7668 286  C 7668 194 7618 131 7532 131  C 7449 131 7395 191 7395 295  C 7395 418 7459 460 7540 460  C 7597 460 7628 443 7661 410  L 7619 371  C 7597 394 7577 404 7541 404  C 7489 404 7459 369 7459 314  L 7668 314  Z M 7352 134  L 7284 134  L 7208 361  L 7132 134  L 7063 134  L 7181 456  L 7234 456  L 7352 134  Z M 6997 134  L 6932 134  L 6932 456  L 6997 456  L 6997 134  Z M 6999 2  L 6930 2  L 6930 71  L 6999 71  L 6999 2  Z M 6823 456  L 6823 251  C 6823 214 6816 184 6791 160  C 6772 141 6745 131 6711 131  C 6679 131 6648 143 6626 167  L 6626 134  L 6562 134  L 6562 456  L 6627 456  L 6627 260  C 6627 211 6657 188 6694 188  C 6730 188 6758 210 6758 260  L 6758 456  L 6823 456  Z M 6449 304  L 6449 4  L 6381 4  L 6381 301  C 6381 361 6343 399 6287 399  C 6230 399 6193 361 6193 301  L 6193 4  L 6125 4  L 6125 304  C 6125 397 6195 460 6287 460  C 6379 460 6449 397 6449 304  Z M 6021 250  L 5835 250  L 5835 310  L 6021 310  L 6021 250  Z M 5743 358  C 5743 301 5707 272 5647 267  L 5596 263  C 5562 260 5552 245 5552 226  C 5552 202 5572 185 5610 185  C 5641 185 5669 191 5690 208  L 5730 167  C 5701 141 5659 131 5611 131  C 5544 131 5490 166 5490 229  C 5490 286 5525 313 5585 318  L 5636 322  C 5668 325 5680 339 5680 361  C 5680 391 5648 405 5609 405  C 5577 405 5542 398 5516 371  L 5474 414  C 5512 451 5556 460 5609 460  C 5686 460 5743 425 5743 358  Z M 5426 456  L 5426 401  L 5399 401  C 5375 401 5363 387 5363 364  L 5363 190  L 5426 190  L 5426 140  L 5363 140  L 5363 42  L 5299 42  L 5299 140  L 5262 140  L 5262 190  L 5299 190  L 5299 367  C 5299 413 5327 456 5387 456  L 5426 456  Z M 5182 456  L 5182 249  C 5182 179 5142 131 5070 131  C 5038 131 5009 143 4987 167  L 4987 4  L 4922 4  L 4922 456  L 4987 456  L 4987 259  C 4987 211 5016 188 5052 188  C 5088 188 5117 210 5117 259  L 5117 456  L 5182 456  Z M 4838 414  L 4793 372  C 4773 394 4757 402 4731 402  C 4707 402 4686 392 4672 374  C 4658 356 4653 333 4653 295  C 4653 258 4658 235 4672 217  C 4686 199 4707 188 4731 188  C 4757 188 4773 197 4793 219  L 4838 176  C 4807 143 4776 131 4731 131  C 4659 131 4588 174 4588 295  C 4588 416 4659 460 4731 460  C 4776 460 4807 447 4838 414  Z M 4445 269  L 4300 269  C 4301 249 4302 240 4309 225  C 4319 201 4342 185 4373 185  C 4403 185 4426 201 4436 225  C 4443 240 4444 249 4445 269  Z M 4509 314  L 4509 286  C 4509 194 4459 131 4373 131  C 4290 131 4236 191 4236 295  C 4236 418 4300 460 4381 460  C 4437 460 4469 443 4502 410  L 4460 371  C 4437 394 4418 404 4382 404  C 4330 404 4300 369 4300 314  L 4509 314  Z M 4211 161  C 4189 139 4165 131 4134 131  C 4098 131 4065 147 4048 169  L 4048 134  L 3985 134  L 3985 456  L 4050 456  L 4050 261  C 4050 216 4079 188 4114 188  C 4136 188 4147 195 4162 210  L 4211 161  Z M 3823 295  C 3823 352 3815 402 3756 402  C 3698 402 3689 352 3689 295  C 3689 238 3698 188 3756 188  C 3815 188 3823 238 3823 295  Z M 3888 295  C 3888 246 3884 192 3852 159  C 3834 141 3806 131 3773 131  C 3739 131 3712 139 3689 167  L 3689 4  L 3624 4  L 3624 456  L 3688 456  L 3688 422  C 3712 451 3738 460 3773 460  C 3805 460 3834 449 3852 432  C 3884 399 3888 344 3888 295  Z M 3544 456  L 3544 401  L 3515 401  C 3489 401 3480 388 3480 364  L 3480 4  L 3415 4  L 3415 367  C 3415 415 3442 456 3504 456  L 3544 456  Z M 3215 307  L 3076 307  L 3147 107  L 3215 307  Z M 3339 456  L 3173 4  L 3118 4  L 2952 456  L 3025 456  L 3056 366  L 3234 366  L 3265 456  L 3339 456  Z M 2895 250  L 2709 250  L 2709 310  L 2895 310  L 2895 250  Z M 2609 456  L 2609 251  C 2609 214 2601 184 2576 160  C 2557 141 2530 131 2497 131  C 2465 131 2434 143 2411 167  L 2411 134  L 2348 134  L 2348 456  L 2413 456  L 2413 260  C 2413 211 2443 188 2479 188  C 2516 188 2544 210 2544 260  L 2544 456  L 2609 456  Z M 2187 340  C 2187 363 2182 378 2173 388  C 2156 404 2137 406 2112 406  C 2072 406 2053 390 2053 361  C 2053 331 2073 314 2111 314  L 2187 314  L 2187 340  Z M 2251 456  L 2251 241  C 2251 168 2207 131 2119 131  C 2065 131 2034 141 2003 177  L 2046 217  C 2063 194 2081 186 2116 186  C 2166 186 2187 205 2187 246  L 2187 269  L 2102 269  C 2028 269 1990 308 1990 362  C 1990 389 1999 414 2016 431  C 2035 451 2062 460 2102 460  C 2142 460 2164 451 2188 427  L 2188 456  L 2251 456  Z M 1902 134  L 1837 134  L 1837 456  L 1902 456  L 1902 134  Z M 1904 2  L 1836 2  L 1836 71  L 1904 71  L 1904 2  Z M 1733 456  L 1733 401  L 1706 401  C 1682 401 1670 387 1670 364  L 1670 190  L 1733 190  L 1733 140  L 1670 140  L 1670 42  L 1606 42  L 1606 140  L 1569 140  L 1569 190  L 1606 190  L 1606 367  C 1606 413 1634 456 1694 456  L 1733 456  Z M 1503 358  C 1503 301 1468 272 1408 267  L 1357 263  C 1322 260 1312 245 1312 226  C 1312 202 1332 185 1371 185  C 1401 185 1430 191 1450 208  L 1491 167  C 1461 141 1420 131 1371 131  C 1304 131 1250 166 1250 229  C 1250 286 1285 313 1345 318  L 1397 322  C 1428 325 1440 339 1440 361  C 1440 391 1409 405 1369 405  C 1338 405 1303 398 1277 371  L 1234 414  C 1272 451 1317 460 1369 460  C 1446 460 1503 425 1503 358  Z M 1153 134  L 1088 134  L 1088 456  L 1153 456  L 1153 134  Z M 1155 2  L 1086 2  L 1086 71  L 1155 71  L 1155 2  Z M 1026 161  C 1004 139 980 131 949 131  C 913 131 880 147 863 169  L 863 134  L 800 134  L 800 456  L 865 456  L 865 261  C 865 216 894 188 929 188  C 951 188 962 195 977 210  L 1026 161  Z M 691 456  L 691 249  C 691 179 651 131 579 131  C 547 131 518 143 496 167  L 496 4  L 431 4  L 431 456  L 496 456  L 496 259  C 496 211 525 188 561 188  C 597 188 626 210 626 259  L 626 456  L 691 456  Z M 325 321  L 256 321  C 245 367 214 399 164 399  C 137 399 113 388 97 371  C 75 347 70 321 70 230  C 70 139 75 113 97 89  C 113 72 137 62 164 62  C 214 62 244 94 255 139  L 325 139  C 309 49 247 0 164 0  C 117 0 76 18 45 49  C 0 93 1 143 1 230  C 1 317 0 367 45 412  C 76 443 117 460 164 460  C 245 460 310 411 325 321  Z N"/>
        </draw:custom-shape>
      </draw:g>
      <draw:frame presentation:style-name="Standard-title" draw:layer="backgroundobjects" svg:width="21.599cm" svg:height="3.005cm" svg:x="1.2cm" svg:y="0.718cm" presentation:class="title" presentation:placeholder="true">
        <draw:text-box/>
      </draw:frame>
      <draw:frame presentation:style-name="Standard-outline1" draw:layer="backgroundobjects" svg:width="21.599cm" svg:height="10.439cm" svg:x="1.2cm" svg:y="4.212cm" presentation:class="outline" presentation:placeholder="true">
        <draw:text-box/>
      </draw:frame>
      <presentation:notes style:page-layout-name="PM0">
        <draw:page-thumbnail presentation:style-name="Standard-title" draw:layer="backgroundobjects" svg:width="0cm" svg:height="0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uster</dc:title>
    <meta:initial-creator>Universität Kiel  (CAU)</meta:initial-creator>
    <meta:creation-date>2010-06-02T12:39:48.075000000</meta:creation-date>
    <dc:date>2019-05-22T11:50:22.914469385</dc:date>
    <meta:editing-cycles>26</meta:editing-cycles>
    <meta:editing-duration>PT2M46S</meta:editing-duration>
    <meta:generator>LibreOffice/6.0.7.3$Linux_X86_64 LibreOffice_project/00m0$Build-3</meta:generator>
    <meta:document-statistic meta:object-count="31"/>
  </office:meta>
</office:document-meta>
</file>